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5.371cm" table:align="left"/>
    </style:style>
    <style:style style:name="Tabelle2.A" style:family="table-column">
      <style:table-column-properties style:column-width="5.371cm"/>
    </style:style>
    <style:style style:name="Tabelle2.A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3" style:family="table">
      <style:table-properties style:width="5.371cm" table:align="left"/>
    </style:style>
    <style:style style:name="Tabelle3.A" style:family="table-column">
      <style:table-column-properties style:column-width="5.371cm"/>
    </style:style>
    <style:style style:name="Tabelle3.A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1" style:family="table">
      <style:table-properties style:width="4.815cm" table:align="left"/>
    </style:style>
    <style:style style:name="Tabelle1.A" style:family="table-column">
      <style:table-column-properties style:column-width="4.815cm"/>
    </style:style>
    <style:style style:name="Tabelle1.A1" style:family="table-cell">
      <style:table-cell-properties fo:padding="0.097cm" fo:border="0.002cm solid #000000"/>
    </style:style>
    <style:style style:name="Tabelle1.A2" style:family="table-cell">
      <style:table-cell-properties fo:padding="0.097cm" fo:border-left="0.002cm solid #000000" fo:border-right="0.002cm solid #000000" fo:border-top="none" fo:border-bottom="0.002cm solid #000000"/>
    </style:style>
    <style:style style:name="Tabelle4" style:family="table">
      <style:table-properties style:width="7.144cm" fo:margin-left="0cm" fo:margin-right="9.857cm" table:align="margins"/>
    </style:style>
    <style:style style:name="Tabelle4.A" style:family="table-column">
      <style:table-column-properties style:column-width="5.318cm" style:rel-column-width="48787*"/>
    </style:style>
    <style:style style:name="Tabelle4.B" style:family="table-column">
      <style:table-column-properties style:column-width="1.826cm" style:rel-column-width="16748*"/>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 style:family="table">
      <style:table-properties style:width="17cm" table:align="margins"/>
    </style:style>
    <style:style style:name="Tabelle5.A" style:family="table-column">
      <style:table-column-properties style:column-width="8.5cm" style:rel-column-width="32767*"/>
    </style:style>
    <style:style style:name="Tabelle5.B" style:family="table-column">
      <style:table-column-properties style:column-width="8.5cm" style:rel-column-width="32768*"/>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6" style:family="table">
      <style:table-properties style:width="12.372cm" fo:margin-left="1.916cm" fo:margin-right="2.713cm" table:align="margins"/>
    </style:style>
    <style:style style:name="Tabelle6.A" style:family="table-column">
      <style:table-column-properties style:column-width="4.154cm" style:rel-column-width="22003*"/>
    </style:style>
    <style:style style:name="Tabelle6.B" style:family="table-column">
      <style:table-column-properties style:column-width="4.233cm" style:rel-column-width="22424*"/>
    </style:style>
    <style:style style:name="Tabelle6.C" style:family="table-column">
      <style:table-column-properties style:column-width="3.985cm" style:rel-column-width="21108*"/>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table-cell-properties fo:padding="0.097cm" fo:border="0.002cm solid #000000"/>
    </style:style>
    <style:style style:name="Tabelle7" style:family="table">
      <style:table-properties style:width="5.239cm" table:align="left"/>
    </style:style>
    <style:style style:name="Tabelle7.A" style:family="table-column">
      <style:table-column-properties style:column-width="5.239cm"/>
    </style:style>
    <style:style style:name="Tabelle7.A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8" style:family="table">
      <style:table-properties style:width="5.239cm" table:align="left"/>
    </style:style>
    <style:style style:name="Tabelle8.A" style:family="table-column">
      <style:table-column-properties style:column-width="5.239cm"/>
    </style:style>
    <style:style style:name="Tabelle8.A1" style:family="table-cell">
      <style:table-cell-properties fo:padding="0.097cm" fo:border="0.002cm solid #000000"/>
    </style:style>
    <style:style style:name="Tabelle8.A2" style:family="table-cell">
      <style:table-cell-properties fo:padding="0.097cm" fo:border-left="0.002cm solid #000000" fo:border-right="0.002cm solid #000000" fo:border-top="none" fo:border-bottom="0.002cm solid #000000"/>
    </style:style>
    <style:style style:name="Tabelle9" style:family="table">
      <style:table-properties style:width="17cm" table:align="margins"/>
    </style:style>
    <style:style style:name="Tabelle9.A" style:family="table-column">
      <style:table-column-properties style:column-width="8.5cm" style:rel-column-width="32767*"/>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paragraph-properties fo:text-align="start" style:justify-single-word="false"/>
      <style:text-properties style:text-underline-style="none" fo:font-weight="normal" style:font-weight-asian="normal" style:font-weight-complex="normal"/>
    </style:style>
    <style:style style:name="P4" style:family="paragraph" style:parent-style-name="Standard">
      <style:text-properties fo:font-style="normal" style:text-underline-style="none" fo:font-weight="normal" style:font-style-asian="normal" style:font-weight-asian="normal" style:font-style-complex="normal" style:font-weight-complex="normal"/>
    </style:style>
    <style:style style:name="P5"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6" style:family="paragraph" style:parent-style-name="Table_20_Contents">
      <style:paragraph-properties fo:text-align="center" style:justify-single-word="false"/>
      <style:text-properties fo:font-weight="bold" style:font-weight-asian="bold" style:font-weight-complex="bold"/>
    </style:style>
    <style:style style:name="P7" style:family="paragraph" style:parent-style-name="Text_20_body">
      <style:text-properties style:text-underline-style="none" fo:font-weight="normal" style:font-weight-asian="normal" style:font-weight-complex="normal"/>
    </style:style>
    <style:style style:name="P8" style:family="paragraph" style:parent-style-name="Standard" style:list-style-name="L1">
      <style:text-properties style:text-underline-style="none" fo:font-weight="normal" style:font-weight-asian="normal" style:font-weight-complex="normal"/>
    </style:style>
    <style:style style:name="P9" style:family="paragraph" style:parent-style-name="Standard" style:list-style-name="L2">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fo:font-style="normal" style:text-underline-style="none" fo:font-weight="normal" style:font-style-asian="normal" style:font-weight-asian="normal" style:font-style-complex="normal" style:font-weight-complex="normal"/>
    </style:style>
    <style:style style:name="P11" style:family="paragraph" style:parent-style-name="Standard" style:list-style-name="L3">
      <style:text-properties fo:font-style="normal" style:text-underline-style="none" fo:font-weight="normal" style:font-style-asian="normal" style:font-weight-asian="normal" style:font-style-complex="normal" style:font-weight-complex="normal"/>
    </style:style>
    <style:style style:name="P12" style:family="paragraph">
      <style:paragraph-properties fo:text-align="center"/>
    </style:style>
    <style:style style:name="T1" style:family="text">
      <style:text-properties style:text-underline-style="none" fo:font-weight="normal" style:font-weight-asian="normal" style:font-weight-complex="normal"/>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normal" style:text-underline-style="none" fo:font-weight="normal" style:font-style-asian="normal" style:font-weight-asian="normal" style:font-style-complex="normal" style:font-weight-complex="normal"/>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marker-end="Linienende_20_1"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marker-end="Linienende_20_1"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fgabe 1</text:p>
      <text:p text:style-name="P2"/>
      <text:p text:style-name="P2">a) Deklarieren Sie zunächst Folgendes, und definieren Sie es danach.</text:p>
      <text:p text:style-name="P2"/>
      <table:table table:name="Tabelle2" table:style-name="Tabelle2">
        <table:table-column table:style-name="Tabelle2.A"/>
        <table:table-row>
          <table:table-cell table:style-name="Tabelle2.A1" office:value-type="string">
            <text:p text:style-name="P2">Video</text:p>
          </table:table-cell>
        </table:table-row>
        <table:table-row>
          <table:table-cell table:style-name="Tabelle2.A2" office:value-type="string">
            <text:p text:style-name="P2">- title : string = „“</text:p>
            <text:p text:style-name="P2">- date : string = „“</text:p>
            <text:p text:style-name="P2">- on_shelf : bool = true</text:p>
          </table:table-cell>
        </table:table-row>
        <table:table-row>
          <table:table-cell table:style-name="Tabelle2.A2" office:value-type="string">
            <text:p text:style-name="P2">+ Video()</text:p>
            <text:p text:style-name="P2">+ Video(string, string)</text:p>
            <text:p text:style-name="P2">+ get_vidtitle() : string</text:p>
            <text:p text:style-name="P2">+ get_viddate() : string</text:p>
            <text:p text:style-name="P2">+ get_vidonshelf() : bool</text:p>
            <text:p text:style-name="P2">+ set_vidonshelf(bool) : void</text:p>
          </table:table-cell>
        </table:table-row>
      </table:table>
      <text:p text:style-name="Standard"/>
      <table:table table:name="Tabelle3" table:style-name="Tabelle3">
        <table:table-column table:style-name="Tabelle3.A"/>
        <table:table-row>
          <table:table-cell table:style-name="Tabelle3.A1" office:value-type="string">
            <text:p text:style-name="P2">Dvd</text:p>
          </table:table-cell>
        </table:table-row>
        <table:table-row>
          <table:table-cell table:style-name="Tabelle3.A2" office:value-type="string">
            <text:p text:style-name="P2">- title : string = „“</text:p>
            <text:p text:style-name="P2">- date : string = „“</text:p>
            <text:p text:style-name="P2">- on_shelf : bool = true</text:p>
          </table:table-cell>
        </table:table-row>
        <table:table-row>
          <table:table-cell table:style-name="Tabelle3.A2" office:value-type="string">
            <text:p text:style-name="P2">+ Dvd()</text:p>
            <text:p text:style-name="P2">+ Dvd(string, string)</text:p>
            <text:p text:style-name="P2">+ get_dvdtitle() : string</text:p>
            <text:p text:style-name="P2">+ get_dvddate() : string</text:p>
            <text:p text:style-name="P2">+ get_dvdonshelf() : bool</text:p>
            <text:p text:style-name="P2">+ set_dvdonshelf(bool) : void</text:p>
          </table:table-cell>
        </table:table-row>
      </table:table>
      <text:p text:style-name="P2"/>
      <table:table table:name="Tabelle1" table:style-name="Tabelle1">
        <table:table-column table:style-name="Tabelle1.A"/>
        <table:table-row>
          <table:table-cell table:style-name="Tabelle1.A1" office:value-type="string">
            <text:p text:style-name="P3">Borrower</text:p>
          </table:table-cell>
        </table:table-row>
        <table:table-row>
          <table:table-cell table:style-name="Tabelle1.A2" office:value-type="string">
            <text:p text:style-name="P3">- name: string = „“</text:p>
            <text:p text:style-name="P3">- num_vids : int = 0</text:p>
            <text:p text:style-name="P3">- num_dvds : int = 0</text:p>
          </table:table-cell>
        </table:table-row>
        <table:table-row>
          <table:table-cell table:style-name="Tabelle1.A2" office:value-type="string">
            <text:p text:style-name="P3">+ Reader()</text:p>
            <text:p text:style-name="P3">+ Reader(string, int, int)</text:p>
            <text:p text:style-name="P3">+ get_name() : string</text:p>
            <text:p text:style-name="P3">+ set_name() : void</text:p>
            <text:p text:style-name="P3">+ get_nvids() : int</text:p>
            <text:p text:style-name="P3">+ get_ndvds() : int</text:p>
            <text:p text:style-name="P3">+ inc_vids() : void</text:p>
            <text:p text:style-name="P3">+ inc_dvds() : void</text:p>
          </table:table-cell>
        </table:table-row>
      </table:table>
      <text:p text:style-name="P7"/>
      <text:p text:style-name="P2">Der Einfachheit halber kann von einem Video/einer Dvd nur ein Exemplar ausgeliehen werden, on_shelf == true zeigt, ob Video/Dvd im Regal steht oder verliehen ist.</text:p>
      <text:p text:style-name="P2">Beachten Sie, dass num_vids/num_dvds nie negative Were annehmen darf. Die Methode inc_nvids/inc_ndvds erhöht die Anzahl der ausgeliehenen Filme.</text:p>
      <text:p text:style-name="P2"/>
      <text:p text:style-name="P2"/>
      <text:p text:style-name="P2"/>
      <text:p text:style-name="P2"/>
      <text:p text:style-name="P2"/>
      <text:p text:style-name="P1"><text:soft-page-break/><text:span text:style-name="T1">b) Auf der Grundlage von 1a) – aber für die Implementierung nicht unbedingt darauf beschränkt – entwickeln Sie nun die folgenden Funktionalitäten aus </text:span><text:span text:style-name="T2">main</text:span><text:span text:style-name="T1">:</text:span></text:p>
      <text:p text:style-name="P2"/>
      <text:list xml:id="list5729509908216123811" text:style-name="L1">
        <text:list-item>
          <text:p text:style-name="P8">Legen Sie geeignete Objekte namens vVideos und vDvds für die Speicherung von 5 Filmen an und füllen Sie diese im Quellcode über Supportfunktionen namens populate_vids/populate_dvds:</text:p>
          <text:p text:style-name="P8"/>
        </text:list-item>
      </text:list>
      <table:table table:name="Tabelle4" table:style-name="Tabelle4">
        <table:table-column table:style-name="Tabelle4.A"/>
        <table:table-column table:style-name="Tabelle4.B"/>
        <table:table-row>
          <table:table-cell table:style-name="Tabelle4.A1" office:value-type="string">
            <text:p text:style-name="P2">Titel(Videos)<text:tab/></text:p>
          </table:table-cell>
          <table:table-cell table:style-name="Tabelle4.B1" office:value-type="string">
            <text:p text:style-name="P2">Datum</text:p>
          </table:table-cell>
        </table:table-row>
        <table:table-row>
          <table:table-cell table:style-name="Tabelle4.A2" office:value-type="string">
            <text:p text:style-name="P2">„Der König der Löwen“</text:p>
            <text:p text:style-name="P2">„Emil und die Detektive“</text:p>
            <text:p text:style-name="P2">„Sommer, Sonne, Heiterkeit“<text:tab/></text:p>
            <text:p text:style-name="P2">„Der Struwwelpeter“</text:p>
            <text:p text:style-name="P2">„10 kleine Sachfilme“</text:p>
          </table:table-cell>
          <table:table-cell table:style-name="Tabelle4.B2" office:value-type="string">
            <text:p text:style-name="P2">03.1989</text:p>
            <text:p text:style-name="P2">06.1888</text:p>
            <text:p text:style-name="P2">02.1799</text:p>
            <text:p text:style-name="P2">10.1865</text:p>
            <text:p text:style-name="P2">09.1879</text:p>
          </table:table-cell>
        </table:table-row>
      </table:table>
      <text:p text:style-name="P2"/>
      <table:table table:name="Tabelle5" table:style-name="Tabelle5">
        <table:table-column table:style-name="Tabelle5.A"/>
        <table:table-column table:style-name="Tabelle5.B"/>
        <table:table-row>
          <table:table-cell table:style-name="Tabelle5.A1" office:value-type="string">
            <text:p text:style-name="P2">Titel(Dvds)</text:p>
          </table:table-cell>
          <table:table-cell table:style-name="Tabelle5.B1" office:value-type="string">
            <text:p text:style-name="P2">Datum</text:p>
          </table:table-cell>
        </table:table-row>
        <table:table-row>
          <table:table-cell table:style-name="Tabelle5.A2" office:value-type="string">
            <text:p text:style-name="P2">„Casshern“</text:p>
            <text:p text:style-name="P2">„Der Schuh des Manitu“</text:p>
            <text:p text:style-name="P2">„Gesetz der Rache“</text:p>
            <text:p text:style-name="P2">„Hilfe, ich bin ein Fisch!“</text:p>
            <text:p text:style-name="P2">„Minnies Schleifen Boutique“</text:p>
          </table:table-cell>
          <table:table-cell table:style-name="Tabelle5.B2" office:value-type="string">
            <text:p text:style-name="P2">03.2004</text:p>
            <text:p text:style-name="P2">06.2008</text:p>
            <text:p text:style-name="P2">02.1984</text:p>
            <text:p text:style-name="P2">10.1865</text:p>
            <text:p text:style-name="P2">09.2013</text:p>
          </table:table-cell>
        </table:table-row>
      </table:table>
      <text:p text:style-name="P2"/>
      <text:p text:style-name="P2">Geben Sie mittels einer weiteren Supportfunktion namens print_vids/print_dvds eine komplette Liste mit allen gespeicherten Filmen(mit vermerk welcher als Video und welcher als Dvd vorhanden ist) und ihren Details möglichst benutzerfreundlich aus.</text:p>
      <text:p text:style-name="P2"/>
      <text:list xml:id="list7917901843905669685" text:style-name="L2">
        <text:list-item>
          <text:p text:style-name="P9"><text:span text:style-name="T1">Legen Sie ein geeignetes Objekt Namens vBorrower für die Speicherung von beliebig vielen Videotheksnutzern an und füllen Sie es im Quellcode über eine Supportfunktion namens populate_borrower mit den 3 Nutzern LillyVanilly, PromiBonni, </text:span><text:span text:style-name="T2">Hab ich leider vergessen....</text:span><text:span text:style-name="T3"> Geben Sie mittles einer weiteren Supportfunktion namens print_borrower eine komplette Liste mit allen Nutzern und ihren Details möglichst benutzerfreundlich aus.</text:span></text:p>
        </text:list-item>
      </text:list>
      <text:p text:style-name="P4"/>
      <text:list xml:id="list40480406" text:continue-numbering="true" text:style-name="L2">
        <text:list-item>
          <text:p text:style-name="P9"><text:span text:style-name="T3">Lassen Sie den Benutzer mittels einer Supportfunktion namens add_borrower beliebig viele weitere Nutzer hinzufügen, wobei jeder Nutzername nur einmal registriert werden darf. Die Eingabe eines bereits vorhandenen Nutzers wird abgelehnt, eine sinnvolle Meldung ausgegeben und zur erneuten Eingabe eines Namens aufgefordert. Bei sonstigen Eingabefehlern soll eine Ausnahme geworfen werden, die zu einer Fehlermeldung und zum Programmabbruch führt. Nach jedem geglückten Hinzufügen eines neuen Nutzers wird eine komplette Liste mit allen gespeicherten Nutzern und ihren Details <text:s/>möglichst benutzerfreundlich ausgegeben. Durch Eingabe von </text:span><text:span text:style-name="T2">q</text:span><text:span text:style-name="T3"> wird die Registrierung weiterer Nutzer beendet.</text:span></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Aufgabe 2</text:p>
      <text:p text:style-name="P4"/>
      <text:p text:style-name="P4">a) Erweitern Sie nun die Lösung aus Aufgabe 1 zunächst wie folgt:</text:p>
      <text:p text:style-name="P4"/>
      <text:p text:style-name="P4"/>
      <table:table table:name="Tabelle6" table:style-name="Tabelle6">
        <table:table-column table:style-name="Tabelle6.A"/>
        <table:table-column table:style-name="Tabelle6.B"/>
        <table:table-column table:style-name="Tabelle6.C"/>
        <table:table-row>
          <table:table-cell table:style-name="Tabelle6.A1" office:value-type="string">
            <text:p text:style-name="P6"><draw:line text:anchor-type="paragraph" draw:z-index="1" draw:style-name="gr2" draw:text-style-name="P12" svg:x1="1.778cm" svg:y1="1.558cm" svg:x2="1.778cm" svg:y2="0.473cm"><text:p/></draw:line><draw:line text:anchor-type="paragraph" draw:z-index="0" draw:style-name="gr1" draw:text-style-name="P12" svg:x1="6.038cm" svg:y1="2.722cm" svg:x2="5.985cm" svg:y2="0.579cm"><text:p/></draw:line><draw:line text:anchor-type="paragraph" draw:z-index="3" draw:style-name="gr1" draw:text-style-name="P12" svg:x1="3.604cm" svg:y1="7.141cm" svg:x2="3.604cm" svg:y2="0.579cm"><text:p/></draw:line>Borrower</text:p>
          </table:table-cell>
          <table:table-cell table:style-name="Tabelle6.A1" office:value-type="string">
            <text:p text:style-name="P6">Video</text:p>
          </table:table-cell>
          <table:table-cell table:style-name="Tabelle6.C1" office:value-type="string">
            <text:p text:style-name="P6">Dvd</text:p>
          </table:table-cell>
        </table:table-row>
      </table:table>
      <text:p text:style-name="P4"><draw:line text:anchor-type="paragraph" draw:z-index="2" draw:style-name="gr2" draw:text-style-name="P12" svg:x1="11.304cm" svg:y1="8.036cm" svg:x2="11.278cm" svg:y2="0.178cm"><text:p/></draw:line></text:p>
      <text:p text:style-name="P4"/>
      <table:table table:name="Tabelle7" table:style-name="Tabelle7">
        <table:table-column table:style-name="Tabelle7.A"/>
        <table:table-row>
          <table:table-cell table:style-name="Tabelle7.A1" office:value-type="string">
            <text:p text:style-name="P4">Loan_vid</text:p>
          </table:table-cell>
        </table:table-row>
        <table:table-row>
          <table:table-cell table:style-name="Tabelle7.A2" office:value-type="string">
            <text:p text:style-name="P4"><draw:line text:anchor-type="paragraph" draw:z-index="4" draw:style-name="gr3" draw:text-style-name="P12" svg:x1="7.954cm" svg:y1="0.381cm" svg:x2="5.149cm" svg:y2="0.381cm"><text:p/></draw:line>- sLender : string</text:p>
            <text:p text:style-name="P4">- pBorrowed : Video*</text:p>
          </table:table-cell>
        </table:table-row>
        <table:table-row>
          <table:table-cell table:style-name="Tabelle7.A2" office:value-type="string">
            <text:p text:style-name="P4">+ Loans_vid()</text:p>
            <text:p text:style-name="P4">+ Loans_vid(string, Video*)</text:p>
            <text:p text:style-name="P4">+ get_lender() : string</text:p>
            <text:p text:style-name="P4">+ get_borrowed() : Video*</text:p>
            <text:p text:style-name="P4">+ print() : void</text:p>
          </table:table-cell>
        </table:table-row>
      </table:table>
      <text:p text:style-name="P4"/>
      <table:table table:name="Tabelle8" table:style-name="Tabelle8">
        <table:table-column table:style-name="Tabelle8.A"/>
        <table:table-row>
          <table:table-cell table:style-name="Tabelle8.A1" office:value-type="string">
            <text:p text:style-name="P4"><draw:line text:anchor-type="paragraph" draw:z-index="5" draw:style-name="gr3" draw:text-style-name="P12" svg:x1="5.519cm" svg:y1="0.512cm" svg:x2="5.175cm" svg:y2="0.512cm"><text:p/></draw:line>Loan_dvd</text:p>
          </table:table-cell>
        </table:table-row>
        <table:table-row>
          <table:table-cell table:style-name="Tabelle8.A2" office:value-type="string">
            <text:p text:style-name="P4">- sLender : string</text:p>
            <text:p text:style-name="P4">- pBorrowed : Dvd*</text:p>
          </table:table-cell>
        </table:table-row>
        <table:table-row>
          <table:table-cell table:style-name="Tabelle8.A2" office:value-type="string">
            <text:p text:style-name="P4"><draw:line text:anchor-type="paragraph" draw:z-index="6" draw:style-name="gr3" draw:text-style-name="P12" svg:x1="11.208cm" svg:y1="0.141cm" svg:x2="5.149cm" svg:y2="0.141cm"><text:p/></draw:line>+ Loans_dvd()</text:p>
            <text:p text:style-name="P4">+ Loans_dvd(string, Dvd*)</text:p>
            <text:p text:style-name="P4">+ get_lender() : string</text:p>
            <text:p text:style-name="P4">+ get_borrowed() : Dvd*</text:p>
            <text:p text:style-name="P4">+ print() : void</text:p>
          </table:table-cell>
        </table:table-row>
      </table:table>
      <text:p text:style-name="P4"/>
      <text:p text:style-name="P4">Implementieren Sie geeignete Methoden oder Funktionen, die einzelne Objekte vom Typ Borrower bzw Video/Dvd in vBorrower bzw vVideos/vDvds identifizieren.</text:p>
      <text:p text:style-name="P4"/>
      <text:p text:style-name="P4">Vergessen Sie nicht, auch Ihre bisherigen Programmteile anzupassen, falls es Ihre implementierung erforderlich macht.</text:p>
      <text:p text:style-name="P4"/>
      <text:p text:style-name="P1"><text:span text:style-name="T3">b) Auf der Grundlage von 2a) – aber für Ihre Implementierung </text:span><text:span text:style-name="T2">nicht</text:span><text:span text:style-name="T3"> darauf beschränkt – entwickeln Sie Ihr Programm wie folgt weiter:</text:span></text:p>
      <text:p text:style-name="P4"/>
      <text:p text:style-name="P4">i. Legen Sie geeignete Objekte namens vLoans_vid/vLoans_dvd für die Speicherung von beliebig vielen Ausleihen an und füllen Sie diese im Quellcode über Supportfunktionen namens populate_loansvid/poopulate_loansdvd mit 3 Ausleiehen:</text:p>
      <text:p text:style-name="P4"/>
      <table:table table:name="Tabelle9" table:style-name="Tabelle9">
        <table:table-column table:style-name="Tabelle9.A" table:number-columns-repeated="2"/>
        <table:table-row>
          <table:table-cell table:style-name="Tabelle9.A1" office:value-type="string">
            <text:p text:style-name="Table_20_Contents">LillyVanilly</text:p>
          </table:table-cell>
          <table:table-cell table:style-name="Tabelle9.B1" office:value-type="string">
            <text:p text:style-name="Table_20_Contents">Der Schuh des Manitu</text:p>
          </table:table-cell>
        </table:table-row>
        <table:table-row>
          <table:table-cell table:style-name="Tabelle9.A2" office:value-type="string">
            <text:p text:style-name="Table_20_Contents">PromiBonni</text:p>
          </table:table-cell>
          <table:table-cell table:style-name="Tabelle9.B2" office:value-type="string">
            <text:p text:style-name="Table_20_Contents">Emil und die Detektive</text:p>
          </table:table-cell>
        </table:table-row>
        <table:table-row>
          <table:table-cell table:style-name="Tabelle9.A2" office:value-type="string">
            <text:p text:style-name="Table_20_Contents">HansKanns</text:p>
          </table:table-cell>
          <table:table-cell table:style-name="Tabelle9.B2" office:value-type="string">
            <text:p text:style-name="Table_20_Contents">Hilfe, ich bin ein Fisch!</text:p>
          </table:table-cell>
        </table:table-row>
      </table:table>
      <text:p text:style-name="P4"/>
      <text:p text:style-name="P4"/>
      <text:p text:style-name="P4">Geben Sie komplette Listen mit allen drei gespeicherten Ausleihen, Videos bzw. Dvds und Ausleihern(einschließlich aller Details) möglichst benutzerfreundlich aus.</text:p>
      <text:p text:style-name="P4"/>
      <text:list xml:id="list5368227409961419543" text:style-name="L3">
        <text:list-item>
          <text:p text:style-name="P11">Lassen Sie den Benutzer beliebig viele weitere Ausleihen hinzufügen. Videos/Dvds können <text:soft-page-break/>nur von einem registrierten Nutzer getätigt werden. Ist ein Nutzer noch nicht registriert, wird eine Meldung ausgegeben und zur erneuten Namenseingabe aufgefordert. Der Einfachheithalber können Videos/Dvds nur einzeln verliehen werden. D.h. Sind Video/Dvd schon verliehen, wird eine Ausnahme(Fehlermeldung) geworfen die zu einem Programmabbruch führt.</text:p>
        </text:list-item>
      </text:list>
      <text:p text:style-name="P4"><text:tab/></text:p>
      <text:p text:style-name="P4"><text:tab/>Geben Sie nach jedem erfolgreichen Hinzufügen einer Ausleihe die komplette Liste aller <text:tab/>Ausleihen(inkl. Details) möglichst benutzerfreundlich aus.</text:p>
      <text:p text:style-name="P4"><text:tab/></text:p>
      <text:p text:style-name="P1"><text:span text:style-name="T3"><text:tab/>Durch die Eingabe von </text:span><text:span text:style-name="T2">q</text:span><text:span text:style-name="T3"> wird das Programm beendet.</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Linienende_20_1" draw:display-name="Linienende 1"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ro Müller-Ahlheim</meta:initial-creator>
    <meta:creation-date>2014-03-18T14:59:16.49</meta:creation-date>
    <dc:date>2014-04-07T20:32:07.37</dc:date>
    <dc:creator>Dorothee Müller-Ahlheim</dc:creator>
    <meta:editing-duration>PT30M23S</meta:editing-duration>
    <meta:editing-cycles>4</meta:editing-cycles>
    <meta:generator>OpenOffice/4.0.1$Win32 OpenOffice.org_project/401m5$Build-9714</meta:generator>
    <meta:document-statistic meta:table-count="9" meta:image-count="0" meta:object-count="0" meta:page-count="4" meta:paragraph-count="102" meta:word-count="735" meta:character-count="4949"/>
  </office:meta>
</office:document-meta>
</file>